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amespaceExtractor.NamespaceExtractor( String fileName , String dpb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NamespaceExtractor.getNamespaceMap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spaceHandler.startPrefixMapping( String prefix , String uri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3">
            <text:p text:style-name="Table_20_Contents">2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